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94DCF8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94DCF8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51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number-columns-repeated="7" table:style-name="ce8"/>
          <table:table-cell table:number-columns-repeated="16373" table:style-name="ce1"/>
        </table:table-row>
        <table:table-row table:style-name="ro2">
          <table:table-cell/>
          <table:table-cell table:number-columns-repeated="10" table:style-name="ce8"/>
          <table:table-cell table:number-columns-repeated="16373" table:style-name="ce1"/>
        </table:table-row>
        <table:table-row table:style-name="ro2">
          <table:table-cell/>
          <table:table-cell table:number-columns-repeated="5" table:style-name="ce8"/>
          <table:table-cell office:value-type="string" table:style-name="ce12">
            <text:p>1 wątek</text:p>
          </table:table-cell>
          <table:table-cell office:value-type="string" table:style-name="ce12">
            <text:p>2 wątki</text:p>
          </table:table-cell>
          <table:table-cell office:value-type="string" table:style-name="ce12">
            <text:p>4 wątki</text:p>
          </table:table-cell>
          <table:table-cell office:value-type="string" table:style-name="ce12">
            <text:p>8 wątków</text:p>
          </table:table-cell>
          <table:table-cell table:style-name="ce8"/>
          <table:table-cell table:number-columns-repeated="2" table:style-name="ce1"/>
          <table:table-cell table:style-name="ce1">
            <draw:frame draw:z-index="1" draw:id="id0" draw:style-name="a0" draw:name="Wykres 5" svg:x="0.65217in" svg:y="0.10507in" svg:width="5in" svg:height="2.80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Wykres 8" svg:x="0.61765in" svg:y="0.10784in" svg:width="5in" svg:height="2.802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3" draw:id="id2" draw:style-name="a2" draw:name="Wykres 9" svg:x="0.55882in" svg:y="0.10784in" svg:width="5in" svg:height="2.802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4"/>
        </table:table-row>
        <table:table-row table:style-name="ro2">
          <table:table-cell/>
          <table:table-cell table:style-name="ce8"/>
          <table:table-cell table:style-name="ce9"/>
          <table:table-cell table:number-columns-repeated="2" table:style-name="ce8"/>
          <table:table-cell office:value-type="string" table:style-name="ce6">
            <text:p>L,p</text:p>
          </table:table-cell>
          <table:table-cell office:value-type="string" table:style-name="ce7">
            <text:p>czas (s)</text:p>
          </table:table-cell>
          <table:table-cell office:value-type="string" table:style-name="ce7">
            <text:p>czas (s)</text:p>
          </table:table-cell>
          <table:table-cell office:value-type="string" table:style-name="ce7">
            <text:p>czas (s)</text:p>
          </table:table-cell>
          <table:table-cell office:value-type="string" table:style-name="ce7">
            <text:p>czas (s)</text:p>
          </table:table-cell>
          <table:table-cell table:style-name="ce8"/>
          <table:table-cell table:number-columns-repeated="16373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8"/>
          <table:table-cell office:value-type="float" office:value="1" table:style-name="ce5">
            <text:p>1</text:p>
          </table:table-cell>
          <table:table-cell office:value-type="float" office:value="0.15218100000000001" table:style-name="ce13">
            <text:p>0,152181</text:p>
          </table:table-cell>
          <table:table-cell office:value-type="float" office:value="8.1831000000000001E-2" table:style-name="ce13">
            <text:p>0,081831</text:p>
          </table:table-cell>
          <table:table-cell office:value-type="float" office:value="5.3274000000000002E-2" table:style-name="ce13">
            <text:p>0,053274</text:p>
          </table:table-cell>
          <table:table-cell office:value-type="float" office:value="4.6869000000000001E-2" table:style-name="ce13">
            <text:p>0,046869</text:p>
          </table:table-cell>
          <table:table-cell table:style-name="ce8"/>
          <table:table-cell table:number-columns-repeated="16373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8"/>
          <table:table-cell office:value-type="float" office:value="2" table:style-name="ce4">
            <text:p>2</text:p>
          </table:table-cell>
          <table:table-cell office:value-type="float" office:value="0.141151" table:style-name="ce2">
            <text:p>0,141151</text:p>
          </table:table-cell>
          <table:table-cell office:value-type="float" office:value="8.1406000000000006E-2" table:style-name="ce2">
            <text:p>0,081406</text:p>
          </table:table-cell>
          <table:table-cell office:value-type="float" office:value="5.1937999999999998E-2" table:style-name="ce2">
            <text:p>0,051938</text:p>
          </table:table-cell>
          <table:table-cell office:value-type="float" office:value="4.8937000000000001E-2" table:style-name="ce2">
            <text:p>0,048937</text:p>
          </table:table-cell>
          <table:table-cell table:style-name="ce8"/>
          <table:table-cell table:number-columns-repeated="16373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8"/>
          <table:table-cell office:value-type="float" office:value="3" table:style-name="ce4">
            <text:p>3</text:p>
          </table:table-cell>
          <table:table-cell office:value-type="float" office:value="0.15018799999999999" table:style-name="ce2">
            <text:p>0,150188</text:p>
          </table:table-cell>
          <table:table-cell office:value-type="float" office:value="8.9622999999999994E-2" table:style-name="ce2">
            <text:p>0,089623</text:p>
          </table:table-cell>
          <table:table-cell office:value-type="float" office:value="5.8680999999999997E-2" table:style-name="ce2">
            <text:p>0,058681</text:p>
          </table:table-cell>
          <table:table-cell office:value-type="float" office:value="4.6932000000000001E-2" table:style-name="ce2">
            <text:p>0,046932</text:p>
          </table:table-cell>
          <table:table-cell table:style-name="ce8"/>
          <table:table-cell table:number-columns-repeated="16373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8"/>
          <table:table-cell office:value-type="float" office:value="4" table:style-name="ce4">
            <text:p>4</text:p>
          </table:table-cell>
          <table:table-cell office:value-type="float" office:value="0.14132900000000001" table:style-name="ce2">
            <text:p>0,141329</text:p>
          </table:table-cell>
          <table:table-cell office:value-type="float" office:value="7.7661999999999995E-2" table:style-name="ce2">
            <text:p>0,077662</text:p>
          </table:table-cell>
          <table:table-cell office:value-type="float" office:value="5.4952000000000001E-2" table:style-name="ce2">
            <text:p>0,054952</text:p>
          </table:table-cell>
          <table:table-cell office:value-type="float" office:value="4.6309000000000003E-2" table:style-name="ce2">
            <text:p>0,046309</text:p>
          </table:table-cell>
          <table:table-cell table:style-name="ce8"/>
          <table:table-cell table:number-columns-repeated="16373" table:style-name="ce1"/>
        </table:table-row>
        <table:table-row table:style-name="ro2">
          <table:table-cell/>
          <table:table-cell table:number-columns-repeated="4" table:style-name="ce8"/>
          <table:table-cell office:value-type="float" office:value="5" table:style-name="ce11">
            <text:p>5</text:p>
          </table:table-cell>
          <table:table-cell office:value-type="float" office:value="0.138319" table:style-name="ce3">
            <text:p>0,138319</text:p>
          </table:table-cell>
          <table:table-cell office:value-type="float" office:value="8.3560999999999996E-2" table:style-name="ce3">
            <text:p>0,083561</text:p>
          </table:table-cell>
          <table:table-cell office:value-type="float" office:value="5.3973E-2" table:style-name="ce3">
            <text:p>0,053973</text:p>
          </table:table-cell>
          <table:table-cell office:value-type="float" office:value="4.648E-2" table:style-name="ce3">
            <text:p>0,04648</text:p>
          </table:table-cell>
          <table:table-cell table:style-name="ce8"/>
          <table:table-cell table:number-columns-repeated="16373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style-name="ce10">
            <text:p>ŚREDNIA</text:p>
          </table:table-cell>
          <table:table-cell office:value-type="float" office:value="0.1446336" table:formula="of:=AVERAGE([.G7:.G11])" table:style-name="ce10">
            <text:p>0,1446336</text:p>
          </table:table-cell>
          <table:table-cell office:value-type="float" office:value="8.2816600000000004E-2" table:formula="of:=AVERAGE([.H7:.H11])" table:style-name="ce10">
            <text:p>0,0828166</text:p>
          </table:table-cell>
          <table:table-cell office:value-type="float" office:value="5.4563600000000004E-2" table:formula="of:=AVERAGE([.I7:.I11])" table:style-name="ce10">
            <text:p>0,0545636</text:p>
          </table:table-cell>
          <table:table-cell office:value-type="float" office:value="4.7105400000000006E-2" table:formula="of:=AVERAGE([.J7:.J11])" table:style-name="ce10">
            <text:p>0,0471054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number-columns-spanned="2" table:number-rows-spanned="1" table:style-name="ce27">
            <text:p>p (liczba wątków)</text:p>
          </table:table-cell>
          <table:covered-table-cell/>
          <table:table-cell office:value-type="string" table:number-columns-spanned="2" table:number-rows-spanned="1" table:style-name="ce27">
            <text:p>Średni czas T(p) (s)</text:p>
          </table:table-cell>
          <table:covered-table-cell/>
          <table:table-cell office:value-type="string" table:number-columns-spanned="2" table:number-rows-spanned="1" table:style-name="ce27">
            <text:p>Przyśpieszenie S(p)</text:p>
          </table:table-cell>
          <table:covered-table-cell/>
          <table:table-cell office:value-type="string" table:number-columns-spanned="2" table:number-rows-spanned="1" table:style-name="ce27">
            <text:p>Efektywność E(p)</text:p>
          </table:table-cell>
          <table:covered-table-cell/>
          <table:table-cell table:number-columns-repeated="16371"/>
        </table:table-row>
        <table:table-row table:style-name="ro1">
          <table:table-cell/>
          <table:table-cell table:number-columns-repeated="4" table:style-name="ce1"/>
          <table:table-cell office:value-type="float" office:value="1" table:number-columns-spanned="2" table:number-rows-spanned="1" table:style-name="ce28">
            <text:p>1</text:p>
          </table:table-cell>
          <table:covered-table-cell/>
          <table:table-cell office:value-type="float" office:value="0.14463000000000001" table:number-columns-spanned="2" table:number-rows-spanned="1" table:style-name="ce28">
            <text:p>0,14463</text:p>
          </table:table-cell>
          <table:covered-table-cell/>
          <table:table-cell office:value-type="float" office:value="1" table:formula="of:=[.H16]/[.H16]" table:number-columns-spanned="2" table:number-rows-spanned="1" table:style-name="ce28">
            <text:p>1</text:p>
          </table:table-cell>
          <table:covered-table-cell/>
          <table:table-cell office:value-type="float" office:value="1" table:formula="of:=[.J16]/[.F16]" table:number-columns-spanned="2" table:number-rows-spanned="1" table:style-name="ce28">
            <text:p>1</text:p>
          </table:table-cell>
          <table:covered-table-cell/>
          <table:table-cell table:number-columns-repeated="16371"/>
        </table:table-row>
        <table:table-row table:style-name="ro1">
          <table:table-cell/>
          <table:table-cell table:number-columns-repeated="4" table:style-name="ce1"/>
          <table:table-cell office:value-type="float" office:value="2" table:number-columns-spanned="2" table:number-rows-spanned="1" table:style-name="ce26">
            <text:p>2</text:p>
          </table:table-cell>
          <table:covered-table-cell/>
          <table:table-cell office:value-type="float" office:value="8.2820000000000005E-2" table:number-columns-spanned="2" table:number-rows-spanned="1" table:style-name="ce26">
            <text:p>0,08282</text:p>
          </table:table-cell>
          <table:covered-table-cell/>
          <table:table-cell office:value-type="float" office:value="1.7463173146582951" table:formula="of:=[.H16]/[.H17]" table:number-columns-spanned="2" table:number-rows-spanned="1" table:style-name="ce26">
            <text:p>1,746317315</text:p>
          </table:table-cell>
          <table:covered-table-cell/>
          <table:table-cell office:value-type="float" office:value="0.87315865732914755" table:formula="of:=[.J17]/[.F17]" table:number-columns-spanned="2" table:number-rows-spanned="1" table:style-name="ce26">
            <text:p>0,873158657</text:p>
          </table:table-cell>
          <table:covered-table-cell/>
          <table:table-cell table:number-columns-repeated="16371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4" table:number-columns-spanned="2" table:number-rows-spanned="1" table:style-name="ce26">
            <text:p>4</text:p>
          </table:table-cell>
          <table:covered-table-cell/>
          <table:table-cell office:value-type="float" office:value="5.4559999999999997E-2" table:number-columns-spanned="2" table:number-rows-spanned="1" table:style-name="ce26">
            <text:p>0,05456</text:p>
          </table:table-cell>
          <table:covered-table-cell/>
          <table:table-cell office:value-type="float" office:value="2.6508431085043993" table:formula="of:=[.H16]/[.H18]" table:number-columns-spanned="2" table:number-rows-spanned="1" table:style-name="ce26">
            <text:p>2,650843109</text:p>
          </table:table-cell>
          <table:covered-table-cell/>
          <table:table-cell office:value-type="float" office:value="0.66271077712609983" table:formula="of:=[.J18]/[.F18]" table:number-columns-spanned="2" table:number-rows-spanned="1" table:style-name="ce26">
            <text:p>0,662710777</text:p>
          </table:table-cell>
          <table:covered-table-cell/>
          <table:table-cell table:number-columns-repeated="16371" table:style-name="ce1"/>
        </table:table-row>
        <table:table-row table:style-name="ro2">
          <table:table-cell/>
          <table:table-cell table:number-columns-repeated="4" table:style-name="ce1"/>
          <table:table-cell office:value-type="float" office:value="8" table:number-columns-spanned="2" table:number-rows-spanned="1" table:style-name="ce25">
            <text:p>8</text:p>
          </table:table-cell>
          <table:covered-table-cell/>
          <table:table-cell office:value-type="float" office:value="4.7109999999999999E-2" table:number-columns-spanned="2" table:number-rows-spanned="1" table:style-name="ce25">
            <text:p>0,04711</text:p>
          </table:table-cell>
          <table:covered-table-cell/>
          <table:table-cell office:value-type="float" office:value="3.0700488219061772" table:formula="of:=[.H16]/[.H19]" table:number-columns-spanned="2" table:number-rows-spanned="1" table:style-name="ce25">
            <text:p>3,070048822</text:p>
          </table:table-cell>
          <table:covered-table-cell/>
          <table:table-cell office:value-type="float" office:value="0.38375610273827215" table:formula="of:=[.J19]/[.F19]" table:number-columns-spanned="2" table:number-rows-spanned="1" table:style-name="ce25">
            <text:p>0,383756103</text:p>
          </table:table-cell>
          <table:covered-table-cell/>
          <table:table-cell table:number-columns-repeated="1637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14"/>
          <table:table-cell table:style-name="ce1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9" table:style-name="ce24"/>
          <table:table-cell table:number-columns-repeated="16344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4" table:style-name="ce1"/>
          <table:table-cell table:style-name="ce8"/>
          <table:table-cell office:value-type="string" table:style-name="ce12">
            <text:p>1 wątek</text:p>
          </table:table-cell>
          <table:table-cell office:value-type="string" table:style-name="ce12">
            <text:p>2 wątki</text:p>
          </table:table-cell>
          <table:table-cell office:value-type="string" table:style-name="ce12">
            <text:p>4 wątki</text:p>
          </table:table-cell>
          <table:table-cell office:value-type="string" table:style-name="ce12">
            <text:p>8 wątków</text:p>
          </table:table-cell>
          <table:table-cell table:style-name="ce8"/>
          <table:table-cell table:number-columns-repeated="3" table:style-name="ce1"/>
          <table:table-cell table:style-name="ce1">
            <draw:frame draw:z-index="4" draw:id="id3" draw:style-name="a3" draw:name="Wykres 10" svg:x="0.04167in" svg:y="0.06667in" svg:width="5in" svg:height="2.80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5" draw:id="id4" draw:style-name="a4" draw:name="Wykres 11" svg:x="0.6in" svg:y="0.08333in" svg:width="5in" svg:height="2.802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6" draw:id="id5" draw:style-name="a5" draw:name="Wykres 12" svg:x="0.5in" svg:y="0.1in" svg:width="5in" svg:height="2.8029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54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style-name="ce6">
            <text:p>L,p</text:p>
          </table:table-cell>
          <table:table-cell office:value-type="string" table:style-name="ce7">
            <text:p>czas (s)</text:p>
          </table:table-cell>
          <table:table-cell office:value-type="string" table:style-name="ce7">
            <text:p>czas (s)</text:p>
          </table:table-cell>
          <table:table-cell office:value-type="string" table:style-name="ce7">
            <text:p>czas (s)</text:p>
          </table:table-cell>
          <table:table-cell office:value-type="string" table:style-name="ce7">
            <text:p>czas (s)</text:p>
          </table:table-cell>
          <table:table-cell table:style-name="ce8"/>
          <table:table-cell table:number-columns-repeated="16373" table:style-name="ce1"/>
        </table:table-row>
        <table:table-row table:style-name="ro1">
          <table:table-cell table:number-columns-repeated="5"/>
          <table:table-cell office:value-type="float" office:value="1" table:style-name="ce5">
            <text:p>1</text:p>
          </table:table-cell>
          <table:table-cell office:value-type="float" office:value="0.132991" table:style-name="ce13">
            <text:p>0,132991</text:p>
          </table:table-cell>
          <table:table-cell office:value-type="float" office:value="7.7290999999999999E-2" table:style-name="ce13">
            <text:p>0,077291</text:p>
          </table:table-cell>
          <table:table-cell office:value-type="float" office:value="4.5919000000000001E-2" table:style-name="ce13">
            <text:p>0,045919</text:p>
          </table:table-cell>
          <table:table-cell table:style-name="ce13"/>
          <table:table-cell table:style-name="ce8"/>
          <table:table-cell table:number-columns-repeated="16373" table:style-name="ce1"/>
        </table:table-row>
        <table:table-row table:style-name="ro1">
          <table:table-cell table:number-columns-repeated="5"/>
          <table:table-cell office:value-type="float" office:value="2" table:style-name="ce4">
            <text:p>2</text:p>
          </table:table-cell>
          <table:table-cell office:value-type="float" office:value="0.13197900000000001" table:style-name="ce2">
            <text:p>0,131979</text:p>
          </table:table-cell>
          <table:table-cell office:value-type="float" office:value="8.3452999999999999E-2" table:style-name="ce2">
            <text:p>0,083453</text:p>
          </table:table-cell>
          <table:table-cell office:value-type="float" office:value="4.2935000000000001E-2" table:style-name="ce2">
            <text:p>0,042935</text:p>
          </table:table-cell>
          <table:table-cell table:style-name="ce2"/>
          <table:table-cell table:style-name="ce8"/>
          <table:table-cell table:number-columns-repeated="16373" table:style-name="ce1"/>
        </table:table-row>
        <table:table-row table:style-name="ro1">
          <table:table-cell table:number-columns-repeated="5"/>
          <table:table-cell office:value-type="float" office:value="3" table:style-name="ce4">
            <text:p>3</text:p>
          </table:table-cell>
          <table:table-cell office:value-type="float" office:value="0.126524" table:style-name="ce2">
            <text:p>0,126524</text:p>
          </table:table-cell>
          <table:table-cell office:value-type="float" office:value="7.6791999999999999E-2" table:style-name="ce2">
            <text:p>0,076792</text:p>
          </table:table-cell>
          <table:table-cell office:value-type="float" office:value="3.7288000000000002E-2" table:style-name="ce2">
            <text:p>0,037288</text:p>
          </table:table-cell>
          <table:table-cell table:style-name="ce2"/>
          <table:table-cell table:style-name="ce8"/>
          <table:table-cell table:number-columns-repeated="16373" table:style-name="ce1"/>
        </table:table-row>
        <table:table-row table:style-name="ro1">
          <table:table-cell table:number-columns-repeated="5"/>
          <table:table-cell office:value-type="float" office:value="4" table:style-name="ce4">
            <text:p>4</text:p>
          </table:table-cell>
          <table:table-cell office:value-type="float" office:value="0.12890099999999999" table:style-name="ce2">
            <text:p>0,128901</text:p>
          </table:table-cell>
          <table:table-cell office:value-type="float" office:value="8.0833000000000002E-2" table:style-name="ce2">
            <text:p>0,080833</text:p>
          </table:table-cell>
          <table:table-cell office:value-type="float" office:value="4.3996E-2" table:style-name="ce2">
            <text:p>0,043996</text:p>
          </table:table-cell>
          <table:table-cell table:style-name="ce2"/>
          <table:table-cell table:style-name="ce8"/>
          <table:table-cell table:number-columns-repeated="16373" table:style-name="ce1"/>
        </table:table-row>
        <table:table-row table:style-name="ro2">
          <table:table-cell table:number-columns-repeated="5"/>
          <table:table-cell office:value-type="float" office:value="5" table:style-name="ce11">
            <text:p>5</text:p>
          </table:table-cell>
          <table:table-cell office:value-type="float" office:value="0.11803" table:style-name="ce3">
            <text:p>0,11803</text:p>
          </table:table-cell>
          <table:table-cell office:value-type="float" office:value="6.9089999999999999E-2" table:style-name="ce3">
            <text:p>0,06909</text:p>
          </table:table-cell>
          <table:table-cell office:value-type="float" office:value="3.9465E-2" table:style-name="ce3">
            <text:p>0,039465</text:p>
          </table:table-cell>
          <table:table-cell table:style-name="ce3"/>
          <table:table-cell table:style-name="ce8"/>
          <table:table-cell table:number-columns-repeated="16373" table:style-name="ce1"/>
        </table:table-row>
        <table:table-row table:style-name="ro2">
          <table:table-cell table:number-columns-repeated="5"/>
          <table:table-cell office:value-type="string" table:style-name="ce10">
            <text:p>ŚREDNIA</text:p>
          </table:table-cell>
          <table:table-cell office:value-type="float" office:value="0.12768499999999999" table:formula="of:=AVERAGE([.G33:.G37])" table:style-name="ce10">
            <text:p>0,127685</text:p>
          </table:table-cell>
          <table:table-cell office:value-type="float" office:value="7.74918E-2" table:formula="of:=AVERAGE([.H33:.H37])" table:style-name="ce10">
            <text:p>0,0774918</text:p>
          </table:table-cell>
          <table:table-cell office:value-type="float" office:value="4.1920600000000002E-2" table:formula="of:=AVERAGE([.I33:.I37])" table:style-name="ce10">
            <text:p>0,0419206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table:number-columns-repeated="16379" table:style-name="ce1"/>
        </table:table-row>
        <table:table-row table:style-name="ro2">
          <table:table-cell table:number-columns-repeated="5"/>
          <table:table-cell office:value-type="string" table:number-columns-spanned="2" table:number-rows-spanned="1" table:style-name="ce27">
            <text:p>p (liczba wątków)</text:p>
          </table:table-cell>
          <table:covered-table-cell/>
          <table:table-cell office:value-type="string" table:number-columns-spanned="2" table:number-rows-spanned="1" table:style-name="ce27">
            <text:p>Średni czas T(p) (s)</text:p>
          </table:table-cell>
          <table:covered-table-cell/>
          <table:table-cell office:value-type="string" table:number-columns-spanned="2" table:number-rows-spanned="1" table:style-name="ce27">
            <text:p>Przyśpieszenie S(p)</text:p>
          </table:table-cell>
          <table:covered-table-cell/>
          <table:table-cell office:value-type="string" table:number-columns-spanned="2" table:number-rows-spanned="1" table:style-name="ce27">
            <text:p>Efektywność E(p)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5"/>
          <table:table-cell office:value-type="float" office:value="1" table:number-columns-spanned="2" table:number-rows-spanned="1" table:style-name="ce28">
            <text:p>1</text:p>
          </table:table-cell>
          <table:covered-table-cell/>
          <table:table-cell office:value-type="float" office:value="0.12768499999999999" table:number-columns-spanned="2" table:number-rows-spanned="1" table:style-name="ce28">
            <text:p>0,127685</text:p>
          </table:table-cell>
          <table:covered-table-cell/>
          <table:table-cell office:value-type="float" office:value="1" table:formula="of:=[.H42]/[.H42]" table:number-columns-spanned="2" table:number-rows-spanned="1" table:style-name="ce28">
            <text:p>1</text:p>
          </table:table-cell>
          <table:covered-table-cell/>
          <table:table-cell office:value-type="float" office:value="1" table:formula="of:=[.J42]/[.F42]" table:number-columns-spanned="2" table:number-rows-spanned="1" table:style-name="ce28">
            <text:p>1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5"/>
          <table:table-cell office:value-type="float" office:value="2" table:number-columns-spanned="2" table:number-rows-spanned="1" table:style-name="ce26">
            <text:p>2</text:p>
          </table:table-cell>
          <table:covered-table-cell/>
          <table:table-cell office:value-type="float" office:value="7.74918E-2" table:number-columns-spanned="2" table:number-rows-spanned="1" table:style-name="ce26">
            <text:p>0,0774918</text:p>
          </table:table-cell>
          <table:covered-table-cell/>
          <table:table-cell office:value-type="float" office:value="1.6477227267917378" table:formula="of:=[.H42]/[.H43]" table:number-columns-spanned="2" table:number-rows-spanned="1" table:style-name="ce26">
            <text:p>1,647722727</text:p>
          </table:table-cell>
          <table:covered-table-cell/>
          <table:table-cell office:value-type="float" office:value="0.82386136339586891" table:formula="of:=[.J43]/[.F43]" table:number-columns-spanned="2" table:number-rows-spanned="1" table:style-name="ce26">
            <text:p>0,823861363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5"/>
          <table:table-cell office:value-type="float" office:value="4" table:number-columns-spanned="2" table:number-rows-spanned="1" table:style-name="ce26">
            <text:p>4</text:p>
          </table:table-cell>
          <table:covered-table-cell/>
          <table:table-cell office:value-type="float" office:value="4.1920600000000002E-2" table:number-columns-spanned="2" table:number-rows-spanned="1" table:style-name="ce26">
            <text:p>0,0419206</text:p>
          </table:table-cell>
          <table:covered-table-cell/>
          <table:table-cell office:value-type="float" office:value="3.0458772059560211" table:formula="of:=[.H42]/[.H44]" table:number-columns-spanned="2" table:number-rows-spanned="1" table:style-name="ce26">
            <text:p>3,045877206</text:p>
          </table:table-cell>
          <table:covered-table-cell/>
          <table:table-cell office:value-type="float" office:value="0.76146930148900527" table:formula="of:=[.J44]/[.F44]" table:number-columns-spanned="2" table:number-rows-spanned="1" table:style-name="ce26">
            <text:p>0,761469301</text:p>
          </table:table-cell>
          <table:covered-table-cell/>
          <table:table-cell table:number-columns-repeated="16371"/>
        </table:table-row>
        <table:table-row table:style-name="ro2">
          <table:table-cell table:number-columns-repeated="5"/>
          <table:table-cell office:value-type="float" office:value="8" table:number-columns-spanned="2" table:number-rows-spanned="1" table:style-name="ce25">
            <text:p>8</text:p>
          </table:table-cell>
          <table:covered-table-cell/>
          <table:table-cell table:number-columns-spanned="2" table:number-rows-spanned="1" table:style-name="ce25"/>
          <table:covered-table-cell/>
          <table:table-cell table:number-columns-spanned="2" table:number-rows-spanned="1" table:style-name="ce25"/>
          <table:covered-table-cell/>
          <table:table-cell table:number-columns-spanned="2" table:number-rows-spanned="1" table:style-name="ce25"/>
          <table:covered-table-cell/>
          <table:table-cell table:number-columns-repeated="1637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Paweł Socała</meta:initial-creator>
    <dc:creator>Paweł Socała</dc:creator>
    <meta:creation-date>2025-01-12T15:12:34Z</meta:creation-date>
    <dc:date>2025-01-12T16:22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8088188976378pt" svg:width="360.0pt" chart:style-name="Crt0">
        <chart:title chart:style-name="CT00">
          <text:p text:style-name="a0" text:class-names="" text:cond-style-name="">Średni cza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iczba wątków p</text:p>
            </chart:title>
            <chart:categories table:cell-range-address="Arkusz1.$F$16:.$G$19"/>
          </chart:axis>
          <chart:axis chart:dimension="y" chart:name="primary-y" chart:style-name="Axs1">
            <chart:title chart:style-name="AT01">
              <text:p text:style-name="a2" text:class-names="" text:cond-style-name="">Czas T(p) s</text:p>
            </chart:title>
            <chart:grid chart:class="major" chart:style-name="GMa1"/>
          </chart:axis>
          <chart:series chart:values-cell-range-address="Arkusz1.$H$16:.$H$19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8088188976378pt" svg:width="360.0pt" chart:style-name="Crt0">
        <chart:title chart:style-name="CT00">
          <text:p text:style-name="a0" text:class-names="" text:cond-style-name="">Przyśpieszenie S(p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iczba wątków p</text:p>
            </chart:title>
            <chart:categories table:cell-range-address="Arkusz1.$F$16:.$G$19"/>
          </chart:axis>
          <chart:axis chart:dimension="y" chart:name="primary-y" chart:style-name="Axs1">
            <chart:title chart:style-name="AT01">
              <text:p text:style-name="a2" text:class-names="" text:cond-style-name="">Przyśpieszenie S(p)</text:p>
            </chart:title>
            <chart:grid chart:class="major" chart:style-name="GMa1"/>
          </chart:axis>
          <chart:series chart:values-cell-range-address="Arkusz1.$J$16:.$J$19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8088188976378pt" svg:width="360.0pt" chart:style-name="Crt0">
        <chart:title chart:style-name="CT00">
          <text:p text:style-name="a0" text:class-names="" text:cond-style-name="">Efektywność E(p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iczba wątków p</text:p>
            </chart:title>
            <chart:categories table:cell-range-address="Arkusz1.$F$16:.$G$19"/>
          </chart:axis>
          <chart:axis chart:dimension="y" chart:name="primary-y" chart:style-name="Axs1">
            <chart:title chart:style-name="AT01">
              <text:p text:style-name="a2" text:class-names="" text:cond-style-name="">Efektywność E(p)</text:p>
            </chart:title>
            <chart:grid chart:class="major" chart:style-name="GMa1"/>
          </chart:axis>
          <chart:series chart:values-cell-range-address="Arkusz1.$L$16:.$L$19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8088188976378pt" svg:width="360.0pt" chart:style-name="Crt0">
        <chart:title chart:style-name="CT00">
          <text:p text:style-name="a0" text:class-names="" text:cond-style-name="">Średni cza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iczba wątków p</text:p>
            </chart:title>
            <chart:categories table:cell-range-address="Arkusz1.$F$16:.$G$19"/>
          </chart:axis>
          <chart:axis chart:dimension="y" chart:name="primary-y" chart:style-name="Axs1">
            <chart:title chart:style-name="AT01">
              <text:p text:style-name="a2" text:class-names="" text:cond-style-name="">Czas T(p) s</text:p>
            </chart:title>
            <chart:grid chart:class="major" chart:style-name="GMa1"/>
          </chart:axis>
          <chart:series chart:values-cell-range-address="Arkusz1.$H$42:.$H$4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8088188976378pt" svg:width="360.0pt" chart:style-name="Crt0">
        <chart:title chart:style-name="CT00">
          <text:p text:style-name="a0" text:class-names="" text:cond-style-name="">Przyśpieszenie S(p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iczba wątków p</text:p>
            </chart:title>
            <chart:categories table:cell-range-address="Arkusz1.$F$42:.$G$44"/>
          </chart:axis>
          <chart:axis chart:dimension="y" chart:name="primary-y" chart:style-name="Axs1">
            <chart:title chart:style-name="AT01">
              <text:p text:style-name="a2" text:class-names="" text:cond-style-name="">Przyśpieszenie S(p)</text:p>
            </chart:title>
            <chart:grid chart:class="major" chart:style-name="GMa1"/>
          </chart:axis>
          <chart:series chart:values-cell-range-address="Arkusz1.$J$42:.$J$4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01.8088188976378pt" svg:width="360.0pt" chart:style-name="Crt0">
        <chart:title chart:style-name="CT00">
          <text:p text:style-name="a0" text:class-names="" text:cond-style-name="">Efektywność E(p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iczba wątków p</text:p>
            </chart:title>
            <chart:categories table:cell-range-address="Arkusz1.$F$42:.$G$44"/>
          </chart:axis>
          <chart:axis chart:dimension="y" chart:name="primary-y" chart:style-name="Axs1">
            <chart:title chart:style-name="AT01">
              <text:p text:style-name="a2" text:class-names="" text:cond-style-name="">Efektywność E(p)</text:p>
            </chart:title>
            <chart:grid chart:class="major" chart:style-name="GMa1"/>
          </chart:axis>
          <chart:series chart:values-cell-range-address="Arkusz1.$L$42:.$L$4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